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a39b" officeooo:paragraph-rsid="001ea39b"/>
    </style:style>
    <style:style style:name="P2" style:family="paragraph" style:parent-style-name="Standard">
      <style:text-properties officeooo:rsid="002071ac" officeooo:paragraph-rsid="002071ac"/>
    </style:style>
    <style:style style:name="P3" style:family="paragraph" style:parent-style-name="Standard">
      <style:text-properties officeooo:rsid="002137a1" officeooo:paragraph-rsid="002137a1"/>
    </style:style>
    <style:style style:name="P4" style:family="paragraph" style:parent-style-name="Standard">
      <style:text-properties officeooo:rsid="0027898f" officeooo:paragraph-rsid="0027898f"/>
    </style:style>
    <style:style style:name="P5" style:family="paragraph" style:parent-style-name="Standard">
      <style:text-properties officeooo:rsid="0027d2d9" officeooo:paragraph-rsid="0027d2d9"/>
    </style:style>
    <style:style style:name="P6" style:family="paragraph" style:parent-style-name="Standard">
      <style:text-properties officeooo:rsid="002a9be9" officeooo:paragraph-rsid="002a9be9"/>
    </style:style>
    <style:style style:name="P7" style:family="paragraph" style:parent-style-name="Standard">
      <style:text-properties officeooo:rsid="002e30b2" officeooo:paragraph-rsid="002e30b2"/>
    </style:style>
    <style:style style:name="P8" style:family="paragraph" style:parent-style-name="Standard">
      <style:text-properties officeooo:rsid="002e6063" officeooo:paragraph-rsid="002e6063"/>
    </style:style>
    <style:style style:name="P9" style:family="paragraph" style:parent-style-name="Standard">
      <style:text-properties officeooo:rsid="00301767" officeooo:paragraph-rsid="00301767"/>
    </style:style>
    <style:style style:name="P10" style:family="paragraph" style:parent-style-name="Standard">
      <style:text-properties officeooo:rsid="00307294" officeooo:paragraph-rsid="00307294"/>
    </style:style>
    <style:style style:name="P11" style:family="paragraph" style:parent-style-name="Standard">
      <style:text-properties officeooo:rsid="00346e71" officeooo:paragraph-rsid="00346e71"/>
    </style:style>
    <style:style style:name="P12" style:family="paragraph" style:parent-style-name="Standard">
      <style:text-properties officeooo:rsid="00360e43" officeooo:paragraph-rsid="00360e43"/>
    </style:style>
    <style:style style:name="P13" style:family="paragraph" style:parent-style-name="Standard">
      <style:text-properties officeooo:rsid="003642ec" officeooo:paragraph-rsid="003642ec"/>
    </style:style>
    <style:style style:name="P14" style:family="paragraph" style:parent-style-name="Standard">
      <style:text-properties officeooo:rsid="003a5675" officeooo:paragraph-rsid="003a5675"/>
    </style:style>
    <style:style style:name="P15" style:family="paragraph" style:parent-style-name="Standard">
      <style:text-properties officeooo:rsid="003e65c9" officeooo:paragraph-rsid="003e65c9"/>
    </style:style>
    <style:style style:name="P16" style:family="paragraph" style:parent-style-name="Standard">
      <style:text-properties officeooo:rsid="004013aa" officeooo:paragraph-rsid="004013aa"/>
    </style:style>
    <style:style style:name="P17" style:family="paragraph" style:parent-style-name="Standard">
      <style:text-properties officeooo:rsid="0040da9c" officeooo:paragraph-rsid="0040da9c"/>
    </style:style>
    <style:style style:name="P18" style:family="paragraph" style:parent-style-name="Standard">
      <style:text-properties officeooo:rsid="0041a023" officeooo:paragraph-rsid="0041a023"/>
    </style:style>
    <style:style style:name="P19" style:family="paragraph" style:parent-style-name="Standard">
      <style:text-properties officeooo:rsid="00439c78" officeooo:paragraph-rsid="00439c78"/>
    </style:style>
    <style:style style:name="T1" style:family="text">
      <style:text-properties officeooo:rsid="002168a4"/>
    </style:style>
    <style:style style:name="T2" style:family="text">
      <style:text-properties officeooo:rsid="00292208"/>
    </style:style>
    <style:style style:name="T3" style:family="text">
      <style:text-properties officeooo:rsid="002aa885"/>
    </style:style>
    <style:style style:name="T4" style:family="text">
      <style:text-properties officeooo:rsid="002fe819"/>
    </style:style>
    <style:style style:name="T5" style:family="text">
      <style:text-properties officeooo:rsid="00307294"/>
    </style:style>
    <style:style style:name="T6" style:family="text">
      <style:text-properties officeooo:rsid="0032c815"/>
    </style:style>
    <style:style style:name="T7" style:family="text">
      <style:text-properties officeooo:rsid="0036c57f"/>
    </style:style>
    <style:style style:name="T8" style:family="text">
      <style:text-properties officeooo:rsid="0039366a"/>
    </style:style>
    <style:style style:name="T9" style:family="text">
      <style:text-properties officeooo:rsid="003b7947"/>
    </style:style>
    <style:style style:name="T10" style:family="text">
      <style:text-properties officeooo:rsid="003cd9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 XSLT. </text:p>
      <text:p text:style-name="P1"/>
      <text:p text:style-name="Title">Définitions et premières transformations. </text:p>
      <text:p text:style-name="P2"/>
      <text:p text:style-name="P3">Il faut être organisé, <text:span text:style-name="T1">des dossiers par séances, plein plein de commentaires. A pas avoir une unique copie en sauvegarde ! Avoir plein de sauvegarde (github, dropbox, cloud, sauvegarde serveur etc). Faire des sauvegardes très régulières. </text:span></text:p>
      <text:p text:style-name="P3"/>
      <text:p text:style-name="P4">4 séances avec des apprentissages, les 3 dernières séances sont des séances d’exercice. </text:p>
      <text:p text:style-name="P5">1h de devoir en séance 5 <text:span text:style-name="T2">pour le fonctionnement global d’XSLT. </text:span></text:p>
      <text:p text:style-name="P6">Un projet individuel pour le 28 avril → transformation du projet XML à <text:span text:style-name="T3">rendre en janvier, présenter une visualisation du travail soit en HTML ou soit en LaTex. Il faudra également fournir une notice de présentation du projet, expliquer l’intérêt de la visualisation, la liste des outils utilisé etc. </text:span></text:p>
      <text:p text:style-name="P6"/>
      <text:p text:style-name="P7">L’environnement XML.</text:p>
      <text:p text:style-name="P7">En entrée le fichier est en XML, XSLT est un processeur qui s’appuie sur des algorithmes de transformation avec des feuilles de transformations (ce qu’on va rédiger), et on a en sortie du XML, du HTML ou du Latex entre autre. </text:p>
      <text:p text:style-name="P7"/>
      <text:p text:style-name="P8">Extensible Stylesheet Language Transformation est un langage de programmation fonctionnel donnée par le W3C en novembre 1997 en même que le Xpath. <text:span text:style-name="T4">Un processeur XSLT lit un arbre XML et une feuille de style XSL pour produire un arbre résultat en sortie. </text:span></text:p>
      <text:p text:style-name="P9">Langage déclaratif basé sur des règles (template) non ordonnées mais avec des fonctionnalités très puissantes. </text:p>
      <text:p text:style-name="P9">Version 2.0 de XSLT ou Xpath depuis 2007. <text:span text:style-name="T5">(XSLT 1 ne connaît pas les axes ancestor et descendant du Xpath). </text:span></text:p>
      <text:p text:style-name="P9"/>
      <text:p text:style-name="P10">Processeur XSLT est un composant logiciel qui lit un document XML et une feuille XSL et va transformer en sortie un arbre de sortie (XML, HTML, Texte etc). <text:span text:style-name="T6">l’arbre résultat est distinct de l’arbre source et peut être totalement différent. </text:span></text:p>
      <text:p text:style-name="P11">Motif = instruction dans la règle XSL. </text:p>
      <text:p text:style-name="P11"/>
      <text:p text:style-name="P12">Principe généraux de fonctionnement. </text:p>
      <text:p text:style-name="P13">Par défaut un processeur XSLT lit un document XML du haut vers le bas <text:span text:style-name="T7">en commençant par l’élément racine. Les règles modèles sont activées dans l’ordre de rencontre des éléments. Ceci signifie qu’une règle modèle pour un élément sera activée avant les règles modèles à ses sous-éléments. </text:span></text:p>
      <text:p text:style-name="P13"/>
      <text:p text:style-name="P13">É<text:span text:style-name="T8">crire dans la balise xsl:stylesheet. Cliquer sur XSLT (haut droit). </text:span></text:p>
      <text:p text:style-name="P14">Flèche bleu pour exécuter la transformation. <text:span text:style-name="T9">Par défaut, la feuille xslt récupère juste le texte et vire les balises. </text:span></text:p>
      <text:p text:style-name="P14">/ <text:span text:style-name="T10">en Xpath signifie racine du document. </text:span></text:p>
      <text:p text:style-name="P14"/>
      <text:p text:style-name="P15">&lt;xsl:template match="text()"/&gt; → remplacer text par le nom d’un élément que l’on ne veut plus voir apparaître dans la sortie. </text:p>
      <text:p text:style-name="P16"/>
      <text:p text:style-name="P16">Déclarer un nom de domaine en plus. </text:p>
      <text:p text:style-name="P17"><text:soft-page-break/>Les namespace sont super importants !!! Si on ne déclare pas le namespace on ne peut pas sélectionner ce que xsl ne connaît pas !</text:p>
      <text:p text:style-name="P17"/>
      <text:p text:style-name="P18">Sur un document xml → outil → arbre xml. </text:p>
      <text:p text:style-name="P18"/>
      <text:p text:style-name="P19">Faire très très attention au nommage des fichier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16:42.420431817</meta:creation-date>
    <dc:date>2019-01-09T15:56:12.673450588</dc:date>
    <meta:editing-duration>PT2H38M39S</meta:editing-duration>
    <meta:editing-cycles>38</meta:editing-cycles>
    <meta:generator>LibreOffice/5.3.7.2$MacOSX_X86_64 LibreOffice_project/6b8ed514a9f8b44d37a1b96673cbbdd077e24059</meta:generator>
    <meta:document-statistic meta:table-count="0" meta:image-count="0" meta:object-count="0" meta:page-count="2" meta:paragraph-count="23" meta:word-count="439" meta:character-count="2676" meta:non-whitespace-character-count="2239"/>
  </office:meta>
</office:document-meta>
</file>